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14pt" fo:language="de" fo:country="DE" style:text-underline-style="solid" style:text-underline-width="auto" style:text-underline-color="font-color" fo:font-weight="bold" officeooo:rsid="001ef448" officeooo:paragraph-rsid="001ef448" style:font-size-asian="14pt" style:language-asian="zxx" style:country-asian="none" style:font-weight-asian="bold" style:font-size-complex="14pt" style:language-complex="zxx" style:country-complex="none" style:font-weight-complex="bold"/>
    </style:style>
    <style:style style:name="P2" style:family="paragraph" style:parent-style-name="Standard">
      <style:text-properties style:font-name="Calibri" fo:font-size="14pt" fo:language="de" fo:country="DE" style:text-underline-style="solid" style:text-underline-width="auto" style:text-underline-color="font-color" fo:font-weight="bold" officeooo:rsid="00220e87" officeooo:paragraph-rsid="00220e87" style:font-size-asian="14pt" style:language-asian="zxx" style:country-asian="none" style:font-weight-asian="bold" style:font-size-complex="14pt" style:language-complex="zxx" style:country-complex="none" style:font-weight-complex="bold"/>
    </style:style>
    <style:style style:name="P3" style:family="paragraph" style:parent-style-name="Standard">
      <style:text-properties style:font-name="Calibri" fo:font-size="12pt" fo:language="de" fo:country="DE" officeooo:rsid="001ef448" officeooo:paragraph-rsid="001ef448" style:font-size-asian="10.5pt" style:language-asian="zxx" style:country-asian="none" style:font-size-complex="12pt" style:language-complex="zxx" style:country-complex="none"/>
    </style:style>
    <style:style style:name="P4" style:family="paragraph" style:parent-style-name="Standard">
      <style:text-properties style:font-name="Calibri" fo:font-size="12pt" fo:language="de" fo:country="DE" officeooo:rsid="00220e87" officeooo:paragraph-rsid="00220e87" style:font-size-asian="12pt" style:language-asian="zxx" style:country-asian="none" style:font-size-complex="12pt" style:language-complex="zxx" style:country-complex="none"/>
    </style:style>
    <style:style style:name="P5" style:family="paragraph" style:parent-style-name="Standard">
      <style:text-properties style:font-name="Calibri" fo:language="de" fo:country="DE" officeooo:rsid="001ef448" officeooo:paragraph-rsid="001ef448" style:language-asian="zxx" style:country-asian="none" style:language-complex="zxx" style:country-complex="none"/>
    </style:style>
    <style:style style:name="P6" style:family="paragraph" style:parent-style-name="Standard">
      <style:text-properties style:font-name="Calibri" fo:language="de" fo:country="DE" officeooo:rsid="00220e87" officeooo:paragraph-rsid="00220e87" style:language-asian="zxx" style:country-asian="none" style:language-complex="zxx" style:country-complex="none"/>
    </style:style>
    <style:style style:name="P7" style:family="paragraph" style:parent-style-name="Standard">
      <style:text-properties style:font-name="Calibri" fo:language="de" fo:country="DE" fo:font-weight="bold" officeooo:rsid="001ef448" officeooo:paragraph-rsid="001ef448" style:language-asian="zxx" style:country-asian="none" style:font-weight-asian="bold" style:language-complex="zxx" style:country-complex="none" style:font-weight-complex="bold"/>
    </style:style>
    <style:style style:name="P8" style:family="paragraph" style:parent-style-name="Standard">
      <style:text-properties style:font-name="Calibri" fo:language="de" fo:country="DE" fo:font-weight="bold" officeooo:rsid="00220e87" officeooo:paragraph-rsid="00220e87" style:language-asian="zxx" style:country-asian="none" style:font-weight-asian="bold" style:language-complex="zxx" style:country-complex="none" style:font-weight-complex="bold"/>
    </style:style>
    <style:style style:name="P9" style:family="paragraph" style:parent-style-name="Standard">
      <style:text-properties style:font-name="Calibri" fo:language="de" fo:country="DE" fo:font-weight="normal" officeooo:rsid="00220e87" officeooo:paragraph-rsid="00220e87" style:language-asian="zxx" style:country-asian="none" style:font-weight-asian="normal" style:language-complex="zxx" style:country-complex="none" style:font-weight-complex="normal"/>
    </style:style>
    <style:style style:name="P10" style:family="paragraph" style:parent-style-name="Standard" style:list-style-name="L1">
      <style:text-properties style:font-name="Calibri" fo:font-size="12pt" fo:language="de" fo:country="DE" style:text-underline-style="none" fo:font-weight="normal" officeooo:rsid="00240da1" officeooo:paragraph-rsid="00240da1" style:font-size-asian="12pt" style:language-asian="zxx" style:country-asian="none" style:font-weight-asian="normal" style:font-size-complex="12pt" style:language-complex="zxx" style:country-complex="none" style:font-weight-complex="normal"/>
    </style:style>
    <style:style style:name="P11" style:family="paragraph" style:parent-style-name="Standard" style:list-style-name="L1">
      <style:text-properties style:font-name="Calibri" fo:font-size="12pt" fo:language="de" fo:country="DE" style:text-underline-style="none" fo:font-weight="normal" officeooo:rsid="00269987" officeooo:paragraph-rsid="00269987" style:font-size-asian="12pt" style:language-asian="zxx" style:country-asian="none" style:font-weight-asian="normal" style:font-size-complex="12pt" style:language-complex="zxx" style:country-complex="none" style:font-weight-complex="normal"/>
    </style:style>
    <style:style style:name="P12" style:family="paragraph" style:parent-style-name="Standard" style:list-style-name="L2">
      <style:text-properties style:font-name="Calibri" fo:language="de" fo:country="DE" officeooo:rsid="0025fb3a" officeooo:paragraph-rsid="0025fb3a" style:language-asian="zxx" style:country-asian="none" style:language-complex="zxx" style:country-complex="none"/>
    </style:style>
    <style:style style:name="P13" style:family="paragraph" style:parent-style-name="Standard" style:list-style-name="L2">
      <style:text-properties style:font-name="Calibri" fo:language="de" fo:country="DE" officeooo:rsid="00264147" officeooo:paragraph-rsid="00264147" style:language-asian="zxx" style:country-asian="none" style:language-complex="zxx" style:country-complex="none"/>
    </style:style>
    <style:style style:name="T1" style:family="text">
      <style:text-properties officeooo:rsid="00264147"/>
    </style:style>
    <style:style style:name="T2" style:family="text">
      <style:text-properties officeooo:rsid="0027b976"/>
    </style:style>
    <style:style style:name="T3" style:family="text">
      <style:text-properties officeooo:rsid="00296fc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nutzer-Schnittstellen:</text:p>
      <text:p text:style-name="P5"/>
      <text:p text:style-name="P7">Hauptübersicht:</text:p>
      <text:p text:style-name="P5">Der Nutzer soll den aktuellen Status der Wahl einsehen und zu allen Unterpunkten navigieren können.</text:p>
      <text:p text:style-name="P5"/>
      <text:p text:style-name="P7">Stimmabgabe:</text:p>
      <text:p text:style-name="P5">Der Nutzer soll hier in der Lage sein, seine Kennung einzugeben und seine Wahl für Erst- und Zeitstimme auszuwählen und abzuschicken. Nach dem Wahlvorgang wird der Nutzer darüber informiert, ob die Stimmabgabe erfolgreich war.</text:p>
      <text:p text:style-name="P5"/>
      <text:p text:style-name="P7">Wahlübersicht:</text:p>
      <text:p text:style-name="P5">Hier können (vorläufige) Ergebnisse und Analysen der Wahlen angezeigt werden. Dazu kann die gewünschte Wahl ausgewählt werden, worauf mehrere Darstellungen anzeigbar sind.</text:p>
      <text:p text:style-name="P5"/>
      <text:p text:style-name="P1">Funktionale Anforderungen:</text:p>
      <text:p text:style-name="P3"/>
      <text:p text:style-name="P7">Stimmabgabe:</text:p>
      <text:p text:style-name="P5">Jeder <text:span text:style-name="T1">wahlberechtigte</text:span> Bürger soll genau ein mal in der Lage sein, seine Erst- und Zeitstimme online abzugeben. Dabei soll überprüft werden, ob dieser bereits gewählt hat und evtl. Die Stimmabgabe verweigert werden. Bei ungültigen Stimmzetteln soll der Nutzer darüber gewarnt werden, aber dennoch in der Lage sein, dies abzusenden.</text:p>
      <text:p text:style-name="P5"/>
      <text:p text:style-name="P7">Analyse der aktuellen Wahl:</text:p>
      <text:p text:style-name="P9">Es sollen die vorläufigen Ergebnisse pro Wahlkreis, Bundesland und Deutschland gesamt visuell eingesehen werden können. <text:span text:style-name="T2">Die Stimmabgaben zu Wahlkreisergebnissen dürfen voraggregiert werden.</text:span></text:p>
      <text:p text:style-name="P9"/>
      <text:p text:style-name="P8">Ergebnisse vorheriger Wahlen:</text:p>
      <text:p text:style-name="P6">Die Ergebnisse vorheriger Wahlen sollen als Referenzdaten ebenso angezeigt werden können <text:span text:style-name="T3">(Sitzverteilungen, …).</text:span> <text:span text:style-name="T2">Einzelstimmen dieser werden allerdings nicht mehr benötigt.</text:span></text:p>
      <text:p text:style-name="P6"/>
      <text:p text:style-name="P2">Nichtfunktionale Anforderungen:</text:p>
      <text:p text:style-name="P2"/>
      <text:list xml:id="list5659428045008300207" text:style-name="L1">
        <text:list-item>
          <text:p text:style-name="P10">Performance</text:p>
        </text:list-item>
        <text:list-item>
          <text:p text:style-name="P10">Vermeidung von Redundanz</text:p>
        </text:list-item>
        <text:list-item>
          <text:p text:style-name="P11">Mehrbenutzerfähigkeit</text:p>
        </text:list-item>
      </text:list>
      <text:p text:style-name="P4"/>
      <text:p text:style-name="P2">Abnahmekriterien:</text:p>
      <text:p text:style-name="P2"/>
      <text:list xml:id="list8253322352807099652" text:style-name="L2">
        <text:list-item>
          <text:p text:style-name="P12">Die Ladezeiten sollen in einem überschaubaren Rahmen liegen.</text:p>
        </text:list-item>
        <text:list-item>
          <text:p text:style-name="P13">Die Abgabe einer Stimme darf unter keinen Umständen verloren gehen.</text:p>
        </text:list-item>
        <text:list-item>
          <text:p text:style-name="P1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M22S</meta:editing-duration>
    <meta:editing-cycles>13</meta:editing-cycles>
    <meta:generator>LibreOffice/4.2.6.3$Windows_x86 LibreOffice_project/3fd416d4c6db7d3204c17ce57a1d70f6e531ee21</meta:generator>
    <dc:date>2015-10-23T16:17:00.223000000</dc:date>
    <meta:document-statistic meta:table-count="0" meta:image-count="0" meta:object-count="0" meta:page-count="1" meta:paragraph-count="22" meta:word-count="208" meta:character-count="1582" meta:non-whitespace-character-count="1401"/>
    <meta:user-defined meta:name="Info 1"/>
    <meta:user-defined meta:name="Info 2"/>
    <meta:user-defined meta:name="Info 3"/>
    <meta:user-defined meta:name="Info 4"/>
  </office:meta>
</office:document-meta>
</file>